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lvableEhloHeloHandler.getJunkScore( SMTP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ableEhloHeloHandler.service( ServiceManager serviceM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ableEhloHeloHandler.check( SMTPSession sess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solvableEhloHeloHandler.checkEhloHelo( SMTPSession session , String argu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lvableEhloHeloHandler.configure( Configuration handlerConfigur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solvableEhloHeloHandler.setDnsServer( DNSService dns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ableEhloHeloHandler.onCommand( SMTPSession sess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lvableEhloHeloHandler.setCheckAuthUsers( boolean checkAuthUs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ableEhloHeloHandler.setCheckAuthNetworks( boolean checkAuthNetwor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ableEhloHeloHandler.getImplComma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lvableEhloHeloHandler.getJunkHandlerData( SMTP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